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Generator.declareLink( final OFlow oflow , final OLink oli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low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Generator.compileChildren( OFlow dest , CompositeActivity 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lowGenerator.compileLinkDecls( OFlow oflow , FlowActivity flow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wGenerator.compile( OActivity output , Activity sr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lowGenerator.isMember( OLink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